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fo:color="#ff0000" style:font-name="Calibri" fo:font-size="11pt" style:font-size-asian="11pt" style:font-name-complex="Calibri" style:font-size-complex="11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style:font-name="Calibri" fo:font-size="11pt" style:font-size-asian="11pt" style:font-name-complex="Calibri" style:font-size-complex="1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style:font-name="Calibri" fo:font-size="11pt" style:font-size-asian="11pt" style:font-name-complex="Calibri" style:font-size-complex="11pt"/>
    </style:style>
    <style:style style:name="P8" style:family="paragraph" style:parent-style-name="Standard" style:master-page-name="Standard">
      <style:paragraph-properties style:page-number="auto"/>
      <style:text-properties fo:color="#ff0000" style:font-name="Calibri" fo:font-size="11pt" style:font-size-asian="11pt" style:font-name-complex="Calibri" style:font-size-complex="11pt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3" style:family="text">
      <style:text-properties fo:color="#ff0000" style:font-name="Calibri" fo:font-size="11pt" style:font-size-asian="11pt" style:font-name-complex="Calibri" style:font-size-complex="11pt"/>
    </style:style>
    <style:style style:name="T4" style:family="text">
      <style:text-properties style:font-name-asian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B:</text:p>
      <text:p text:style-name="P5">See pdf for layout.</text:p>
      <text:p text:style-name="P5">Covers still to come</text:p>
      <text:p text:style-name="P5">Abhayagiri logo to be added at end.</text:p>
      <text:p text:style-name="P5">Check url details at end</text:p>
      <text:p text:style-name="P5">Leave US spelling throughout.</text:p>
      <text:p text:style-name="P5"/>
      <text:p text:style-name="P6">LPM</text:p>
      <text:p text:style-name="P7"/>
      <text:p text:style-name="P1"/>
      <text:p text:style-name="P1"/>
      <text:p text:style-name="P1"/>
      <text:p text:style-name="P1"/>
      <text:p text:style-name="P1">Published by: </text:p>
      <text:p text:style-name="P1">Aruna Publications</text:p>
      <text:p text:style-name="P1">www.ratanagiri.org </text:p>
      <text:p text:style-name="P1">ISBN ……</text:p>
      <text:p text:style-name="P1"/>
      <text:p text:style-name="P1">©2012 Abhayagiri Monastery <text:s/></text:p>
      <text:p text:style-name="P1">16201 Tomki Road </text:p>
      <text:p text:style-name="P1">Redwood Valley, CA 95470 </text:p>
      <text:p text:style-name="P1">www.abhayagiri.org </text:p>
      <text:p text:style-name="P3"><text:s/></text:p>
      <text:p text:style-name="P1">Permission to reprint for free distribution is hereby given as long as no </text:p>
      <text:p text:style-name="P1">changes are made to the original. </text:p>
      <text:p text:style-name="P3"><text:s/></text:p>
      <text:p text:style-name="P1">Third edition 10,000 copies, 2013</text:p>
      <text:p text:style-name="P1"/>
      <text:p text:style-name="P1"/>
      <text:p text:style-name="P1">This book may be copied or reprinted in its entirety for free distribution</text:p>
      <text:p text:style-name="P1">without further permission. Otherwise all rights reserved.</text:p>
      <text:p text:style-name="P2"> </text:p>
      <text:p text:style-name="P4">This book is intended for free distribution. It should not be sold.</text:p>
      <text:p text:style-name="P1">It has been made available through the faith, effort and generosity of people</text:p>
      <text:p text:style-name="P1">who wish to share the understanding it contains with whomever is interested.</text:p>
      <text:p text:style-name="P1">This act of freely offering is itself part of what makes this a ‘Dhamma publication,’</text:p>
      <text:p text:style-name="P1">a book based on spiritual values.</text:p>
      <text:p text:style-name="P1"> </text:p>
      <text:p text:style-name="P4">Please do not sell this book in any form.</text:p>
      <text:p text:style-name="P1">If you no longer need it, please pass it on freely to another person.</text:p>
      <text:p text:style-name="P1"> </text:p>
      <text:p text:style-name="P1">If you wish to help such publications to continue to be made available,</text:p>
      <text:p text:style-name="P1">you can make a contribution, however small or large, by either</text:p>
      <text:p text:style-name="Standard"><text:span text:style-name="T1">contacting one of our monasteries or by visiting</text:span><text:span text:style-name="apple-converted-space"><text:span text:style-name="T1"> </text:span></text:span><text:a xlink:type="simple" xlink:href="http://www.forestsangha.org/" office:target-frame-name="_blank" xlink:show="new"><text:span text:style-name="Internet_20_link"><text:span text:style-name="T1">www.forestsangha.org</text:span>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jahn Chah’s <text:s/>Teachings on Nature <text:s/></text:p>
      <text:p text:style-name="P3"><text:s/></text:p>
      <text:p text:style-name="P1">by <text:s/></text:p>
      <text:p text:style-name="P1">Pasanno Bhikkhu <text:s text:c="2"/></text:p>
      <text:p text:style-name="P1"/>
      <text:p text:style-name="P1"/>
      <text:p text:style-name="P1"/>
      <text:p text:style-name="P1"/>
      <text:p text:style-name="P1"/>
      <text:p text:style-name="P1">Dedication </text:p>
      <text:p text:style-name="P3"><text:s/></text:p>
      <text:p text:style-name="P1">The production and free distribution of this book has been made</text:p>
      <text:p text:style-name="P1">possible by the generosity of the Kataññuta group of Malaysia, </text:p>
      <text:p text:style-name="P1">Singapore and Australia.</text:p>
      <text:p text:style-name="P1"/>
      <text:p text:style-name="P1"/>
      <text:p text:style-name="P1"/>
      <text:p text:style-name="P1"/>
      <text:p text:style-name="P1"/>
      <text:p text:style-name="P1">Ajahn Chah’s Teachings on Nature </text:p>
      <text:p text:style-name="P3"><text:s/></text:p>
      <text:p text:style-name="P1">A Dhamma talk given at Abhayagiri Monastery in </text:p>
      <text:p text:style-name="P1">September of 2012 by Pasanno Bhikkhu </text:p>
      <text:p text:style-name="P3"><text:s/></text:p>
      <text:p text:style-name="Standard"><text:span text:style-name="T1">Tomorrow I am invited to teach a day-long </text:span></text:p>
      <text:p text:style-name="P1">retreat <text:s/>at <text:s/>Spirit <text:s/>Rock <text:s/>Meditation <text:s/>Center </text:p>
      <text:p text:style-name="P1">on the theme of "Ajahn Chah's Teachings </text:p>
      <text:p text:style-name="P1">on <text:s/>Nature." <text:s/>For <text:s/>the <text:s/>past <text:s/>few <text:s/>days <text:s/>I've </text:p>
      <text:p text:style-name="P1">been <text:s/>preparing <text:s/>and <text:s/>have <text:s/>steeped <text:s/>myself <text:s/>in <text:s/>Ajahn </text:p>
      <text:p text:style-name="P1">Chah’s <text:s/>teachings <text:s/>– <text:s/>swimming <text:s/>in <text:s/>the <text:s/>soup <text:s/>of <text:s/>his </text:p>
      <text:p text:style-name="P1">biography <text:s/>as <text:s/>well <text:s/>as <text:s/>reading <text:s/>and <text:s/>listening <text:s/>to <text:s/>some <text:s/></text:p>
      <text:p text:style-name="P1">of <text:s/>his <text:s/>talks. <text:s/>I’ve <text:s/>enjoyed <text:s/>it <text:s/>immensely. <text:s/>I <text:s/>have <text:s/>no </text:p>
      <text:p text:style-name="P1">idea <text:s/>what <text:s/>will <text:s/>come <text:s/>out <text:s/>in <text:s/>this <text:s/>evening’s <text:s/>talk, <text:s/>but <text:s/></text:p>
      <text:p text:style-name="P1">I <text:s/>think <text:s/>it <text:s/>will <text:s/>be <text:s/>influenced <text:s/>by <text:s/>the <text:s/>things <text:s/>that <text:s/>I’ve </text:p>
      <text:p text:style-name="P1">reviewed. </text:p>
      <text:p text:style-name="P1">I <text:s text:c="2"/>have <text:s text:c="2"/>many <text:s text:c="2"/>recollections <text:s text:c="2"/>of <text:s/>Ajahn <text:s text:c="2"/>Chah. <text:s text:c="2"/>I’m </text:p>
      <text:p text:style-name="P1">completely biased. <text:s/>I was an early student of his, and </text:p>
      <text:p text:style-name="P1">I am a monk because of the inspiration Ajahn Chah </text:p>
      <text:p text:style-name="P1">gave <text:s/>me. <text:s text:c="3"/>For <text:s/>everything <text:s/>I <text:s/>say, <text:s/>everything <text:s/>I’ve </text:p>
      <text:p text:style-name="P1">learned <text:s/>and <text:s/>the <text:s/>practice <text:s/>I’ve <text:s/>done, <text:s/>I <text:s/>owe <text:s/>a <text:s/>great </text:p>
      <text:p text:style-name="P1">debt of gratitude to Ajahn Chah. His teaching and his </text:p>
      <text:p text:style-name="P1">presence still affect me. </text:p>
      <text:p text:style-name="P1"/>
      <text:p text:style-name="P1">One of Ajahn Chah’s unique qualities as a teacher </text:p>
      <text:p text:style-name="P1">was <text:s/>his <text:s/>ability <text:s/>to <text:s/>explain <text:s/>and <text:s/>encourage <text:s/>people </text:p>
      <text:p text:style-name="P1">in <text:s/>ways <text:s/>that <text:s/>made <text:s/>the <text:s/>practice <text:s/>very <text:s/>tangible. </text:p>
      <text:p text:style-name="P1">Some <text:s/>of <text:s/>this <text:s/>was <text:s/>his <text:s/>ability <text:s/>to <text:s/>use <text:s/>imagery <text:s/>and </text:p>
      <text:p text:style-name="P1">similes. <text:s/>One <text:s/>of <text:s/>the <text:s/>images <text:s/>that <text:s/>he <text:s/>gave <text:s/>of <text:s/>the </text:p>
      <text:p text:style-name="P1">practice <text:s/>was <text:s/>of <text:s/>a <text:s/>coconut <text:s/>tree. <text:s/>A <text:s/>coconut <text:s/>tree </text:p>
      <text:p text:style-name="P1">draws <text:s text:c="2"/>nutriments <text:s text:c="2"/>from <text:s text:c="2"/>the <text:s text:c="2"/>planet; <text:s text:c="2"/>it <text:s text:c="2"/>draws </text:p>
      <text:p text:style-name="P1">elements <text:s/>good <text:s/>and <text:s/>bad, <text:s/>clean <text:s/>and <text:s/>dirty, <text:s/>up </text:p>
      <text:p text:style-name="P1">through the roots and into the top of the tree and </text:p>
      <text:p text:style-name="P1">then <text:s/>produces <text:s/>fruit <text:s/>that <text:s/>gives <text:s/>both <text:s/>sweet <text:s/>water </text:p>
      <text:p text:style-name="P1"><text:soft-page-break/>and delicious meat. <text:s/></text:p>
      <text:p text:style-name="P1"/>
      <text:p text:style-name="P1">In the same way, as practitioners, we take all the </text:p>
      <text:p text:style-name="P1">different <text:s text:c="2"/>experiences <text:s text:c="2"/>that <text:s text:c="2"/>we <text:s text:c="2"/>have, <text:s text:c="2"/>all <text:s text:c="2"/>the </text:p>
      <text:p text:style-name="P1">different <text:s/>contacts <text:s/>with <text:s/>the <text:s/>world <text:s/>that <text:s/>we <text:s/>have, </text:p>
      <text:p text:style-name="P1">and <text:s/>we <text:s/>draw <text:s/>them <text:s/>up <text:s/>through <text:s/>our <text:s/>practice <text:s/>of </text:p>
      <text:p text:style-name="P1">Virtue, of Concentration, of Wisdom. They can be all </text:p>
      <text:p text:style-name="P1">transformed into something that is very peaceful, </text:p>
      <text:p text:style-name="P1">that <text:s text:c="2"/>bears <text:s text:c="2"/>great <text:s text:c="2"/>fruit <text:s text:c="2"/>in <text:s text:c="2"/>terms <text:s text:c="2"/>of <text:s text:c="2"/>insight, </text:p>
      <text:p text:style-name="P1">understanding, <text:s/>and <text:s/>a <text:s/>tremendous <text:s/>balance <text:s/>and </text:p>
      <text:p text:style-name="P1">sense <text:s/>of <text:s/>peace. <text:s/>We <text:s/>don’t <text:s/>need <text:s/>to <text:s/>be <text:s/>shy <text:s/>or </text:p>
      <text:p text:style-name="P1">worried <text:s text:c="3"/>or <text:s text:c="2"/>concerned <text:s text:c="3"/>about <text:s text:c="3"/>the <text:s text:c="3"/>different </text:p>
      <text:p text:style-name="P1">experiences <text:s text:c="2"/>that <text:s text:c="2"/>we <text:s text:c="2"/>have <text:s text:c="2"/>– <text:s text:c="2"/>whether <text:s text:c="2"/>we’re </text:p>
      <text:p text:style-name="P1">successful <text:s/>or <text:s/>not <text:s/>in <text:s/>our <text:s/>meditation, <text:s/>or <text:s/>whether </text:p>
      <text:p text:style-name="Standard"><text:span text:style-name="T1">we experience </text:span><text:span text:style-name="T2">praise </text:span><text:span text:style-name="T1">or</text:span><text:span text:style-name="T2"> blame, gain or loss. <text:s/></text:span></text:p>
      <text:p text:style-name="P1"/>
      <text:p text:style-name="P1">All <text:s text:c="2"/>of <text:s text:c="2"/>those <text:s text:c="2"/>experiences <text:s text:c="2"/>can <text:s text:c="2"/>be <text:s text:c="2"/>drawn <text:s text:c="2"/>up, </text:p>
      <text:p text:style-name="P1">through <text:s text:c="2"/>our <text:s text:c="2"/>practice, <text:s text:c="2"/>through <text:s text:c="2"/>our <text:s text:c="2"/>training. <text:s text:c="2"/></text:p>
      <text:p text:style-name="P1">They <text:s/>can <text:s/>all <text:s/>be <text:s/>transformed. <text:s/>I <text:s/>think <text:s/>that’s <text:s/>a </text:p>
      <text:p text:style-name="P1">wonderfully encouraging image. <text:s/></text:p>
      <text:p text:style-name="P1"/>
      <text:p text:style-name="P1">Another <text:s/>image <text:s/>Ajahn <text:s/>Chah <text:s/>used <text:s/>for <text:s/>practicing </text:p>
      <text:p text:style-name="P1">meditation <text:s/>is <text:s/>the <text:s/>leaves <text:s/>in <text:s/>the <text:s/>trees <text:s/>and <text:s/>the </text:p>
      <text:p text:style-name="P1">forest. Quite naturally, the leaves in the forest are </text:p>
      <text:p text:style-name="P1">quite <text:s/>still. <text:s/>Only <text:s/>when <text:s/>the <text:s/>wind <text:s/>blows <text:s/>will <text:s/>the </text:p>
      <text:p text:style-name="P1">leaves vibrate or shake, be blown back and forth. </text:p>
      <text:p text:style-name="P1">In the same way, our mind, our actual mind, our </text:p>
      <text:p text:style-name="P1">real mind, is always still and steady. It’s the moods </text:p>
      <text:p text:style-name="P1">of the mind that shake it. <text:s/></text:p>
      <text:p text:style-name="P1"/>
      <text:p text:style-name="P1">When <text:s/>the <text:s/>winds <text:s/>of <text:s/>our <text:s/>moods, <text:s/>impressions, </text:p>
      <text:p text:style-name="P1">thoughts and feelings come up, we take the mind </text:p>
      <text:p text:style-name="P1">to be <text:s/>the various moods and impressions, rather </text:p>
      <text:p text:style-name="P1">than recognizing that it’s just the winds of mood, </text:p>
      <text:p text:style-name="P1">of <text:s text:c="2"/>thought <text:s text:c="2"/>and <text:s text:c="2"/>feeling, <text:s text:c="2"/>of <text:s text:c="2"/>perception. <text:s/>The </text:p>
      <text:p text:style-name="P1">underlying <text:s/>mind <text:s/>is <text:s/>the <text:s/>quality <text:s/>of <text:s/>knowing. The </text:p>
      <text:p text:style-name="P1">underlying <text:s/>mind <text:s/>is <text:s/>the <text:s/>quality <text:s/>of <text:s/>being <text:s/>present. </text:p>
      <text:p text:style-name="P1">With <text:s/>that <text:s/>quality, <text:s/>we <text:s/>are <text:s/>able <text:s/>to <text:s/>distinguish </text:p>
      <text:p text:style-name="P1">between <text:s/>the <text:s/>wind <text:s/>of <text:s/>mood <text:s/>and <text:s/>the <text:s/>quality <text:s/>of </text:p>
      <text:p text:style-name="P1">knowing <text:s/>and <text:s/>able <text:s/>to <text:s/>be <text:s/>attentive, <text:s/>and <text:s/>recognize </text:p>
      <text:p text:style-name="P1">that both those things are happening. The moods of </text:p>
      <text:p text:style-name="P1">the mind - the impressions, the reactions, the </text:p>
      <text:p text:style-name="P1">additions that we make and the proliferations that </text:p>
      <text:p text:style-name="P1">we add - affect what we consider to be the mind. </text:p>
      <text:p text:style-name="P1">In <text:s/>fact, <text:s/>we <text:s/>misperceive <text:s/>experience <text:s/>or <text:s/>don’t </text:p>
      <text:p text:style-name="P1">recognize the distinction between the two. </text:p>
      <text:p text:style-name="P1"/>
      <text:p text:style-name="P1">One doesn’t stand outside and force the wind not </text:p>
      <text:p text:style-name="P1">to blow or get upset because the wind does blow. </text:p>
      <text:p text:style-name="P1">It’s just a natural phenomenon. In the same way, </text:p>
      <text:p text:style-name="P1">we <text:s/>can <text:s/>allow <text:s/>the <text:s/>mind <text:s/>to <text:s/>become <text:s/>steady, <text:s/>to </text:p>
      <text:p text:style-name="P1">become peaceful, to attend in ways that don’t get </text:p>
      <text:p text:style-name="P1">caught up in the activity of the mind. Or, we can </text:p>
      <text:p text:style-name="P1">be <text:s/>swept <text:s/>up <text:s/>by <text:s/>the <text:s/>winds <text:s/>of <text:s/>change <text:s/>that <text:s/>blow </text:p>
      <text:p text:style-name="P1"><text:soft-page-break/>through <text:s/>the <text:s/>mind, <text:s/>but <text:s/>see <text:s/>that <text:s/>as <text:s/>a <text:s/>natural </text:p>
      <text:p text:style-name="P1">phenomenon. Ajahn <text:s/>Chah <text:s/>was <text:s/>skillful <text:s/>at <text:s/>getting </text:p>
      <text:p text:style-name="P1">us <text:s/>to <text:s/>really <text:s/>pay <text:s/>attention <text:s/>to <text:s/>the <text:s/>nature <text:s/>and </text:p>
      <text:p text:style-name="P1">naturalness <text:s/>of <text:s/>the <text:s/>practice <text:s/>- <text:s/>that <text:s/>very <text:s/>natural </text:p>
      <text:p text:style-name="P1">reality we easily miss. </text:p>
      <text:p text:style-name="P1"/>
      <text:p text:style-name="P1">So often we tend to believe that things should be </text:p>
      <text:p text:style-name="P1">special in some way, they should conform to some </text:p>
      <text:p text:style-name="P1">ideal <text:s/>or <text:s/>doctrinal <text:s/>position. <text:s/>But Ajahn <text:s/>Chah <text:s/>was </text:p>
      <text:p text:style-name="P1">able <text:s text:c="2"/>to <text:s text:c="2"/>see <text:s text:c="2"/>through <text:s text:c="2"/>that <text:s text:c="2"/>habit, <text:s text:c="2"/>that <text:s text:c="2"/>human </text:p>
      <text:p text:style-name="P1">tendency. <text:s/>The <text:s/>Noble <text:s/>Truths <text:s/>that <text:s/>the <text:s/>Buddha </text:p>
      <text:p text:style-name="P1">taught were about Nature. All of <text:s/>our experience</text:p>
      <text:p text:style-name="P1">is <text:s/>something <text:s/>that’s <text:s/>in <text:s/>Nature, <text:s/>it’s <text:s/>something </text:p>
      <text:p text:style-name="P1">natural. But that truth is something we overlook. </text:p>
      <text:p text:style-name="P1">Instead, <text:s/>we <text:s/>create <text:s/>all <text:s/>sorts <text:s/>of <text:s/>suffering <text:s/>and </text:p>
      <text:p text:style-name="P1">confusion around it. <text:s/></text:p>
      <text:p text:style-name="P1"/>
      <text:p text:style-name="Standard"><text:span text:style-name="T1">One time when I was sitting with Ajahn Chah, I </text:span></text:p>
      <text:p text:style-name="P1">was <text:s/>asked <text:s/>to <text:s/>be <text:s/>a <text:s/>translator <text:s/>for <text:s/>a <text:s/>visitor <text:s/>– <text:s/>a </text:p>
      <text:p text:style-name="Standard"><text:span text:style-name="T1">journalist <text:s/>from <text:s/>Sweden. <text:s/>He was <text:s/>interviewing </text:span></text:p>
      <text:p text:style-name="P1">various <text:s/>spiritual <text:s/>teachers <text:s/>and <text:s/>asking <text:s/>the <text:s/>same </text:p>
      <text:p text:style-name="P1">questions, and, of course, getting a huge range of </text:p>
      <text:p text:style-name="P1">answers. <text:s/>His <text:s/>questions <text:s/>included: <text:s/>“Why <text:s/>do <text:s/>you </text:p>
      <text:p text:style-name="P1">practice? How do you practice? And what results </text:p>
      <text:p text:style-name="P1">do you get from the practice?” My participation as </text:p>
      <text:p text:style-name="P1">the <text:s text:c="2"/>translator <text:s text:c="2"/>complicated <text:s text:c="2"/>the <text:s text:c="2"/>situation <text:s text:c="2"/>and </text:p>
      <text:p text:style-name="P1">created a big obstacle. <text:s/>I felt a particular irritation </text:p>
      <text:p text:style-name="P1">towards <text:s/>the <text:s/>monk <text:s/>from <text:s/>Bangkok <text:s/>who <text:s/>brought </text:p>
      <text:p text:style-name="P1">the <text:s/>journalist <text:s/>to <text:s/>the <text:s/>monastery. There <text:s/>were <text:s/>also </text:p>
      <text:p text:style-name="P1">my views and opinions about what I thought were </text:p>
      <text:p text:style-name="P1">idiotic <text:s/>questions <text:s/>asked <text:s/>by <text:s/>the <text:s/>journalist. <text:s/>This <text:s/></text:p>
      <text:p text:style-name="P1">made <text:s text:c="2"/>the <text:s text:c="2"/>situation <text:s text:c="2"/>really <text:s text:c="2"/>interesting <text:s text:c="2"/>because </text:p>
      <text:p text:style-name="P1">nothing slipped by Ajahn Chah. </text:p>
      <text:p text:style-name="P1"/>
      <text:p text:style-name="P1">We sat down and the whole farcical scene started </text:p>
      <text:p text:style-name="P1">to play itself out. The journalist asked questions, </text:p>
      <text:p text:style-name="P1">then <text:s/>I <text:s/>translated <text:s/>them <text:s/>for <text:s/>Ajahn <text:s/>Chah. <text:s text:c="3"/>Ajahn</text:p>
      <text:p text:style-name="P1">Chah <text:s/>started <text:s/>talking <text:s/>about <text:s/>something <text:s/>else <text:s/>– </text:p>
      <text:p text:style-name="P1">asking <text:s/>his <text:s/>own <text:s/>questions <text:s/>and <text:s/>talking <text:s/>about <text:s/>this </text:p>
      <text:p text:style-name="P1">and <text:s/>that. After <text:s/>some <text:s/>time, <text:s/>he <text:s/>turned <text:s/>to <text:s/>me <text:s/>and </text:p>
      <text:p text:style-name="P1">asked, “What <text:s/>were <text:s/>those <text:s/>questions <text:s/>again?” <text:s/>I <text:s/>had </text:p>
      <text:p text:style-name="P1">to <text:s/>re-translate <text:s/>them <text:s/>and <text:s/>then <text:s/>Ajahn <text:s/>Chah <text:s/>went </text:p>
      <text:p text:style-name="P1">off on another tangent. After a while he said, “Did </text:p>
      <text:p text:style-name="P1">the journalist ask some questions? Oh, what were </text:p>
      <text:p text:style-name="P1">those questions?” And then I had to translate the </text:p>
      <text:p text:style-name="P1">questions <text:s/>yet <text:s/>again <text:s/>and, <text:s/>of <text:s/>course, <text:s/>Ajahn <text:s/>Chah </text:p>
      <text:p text:style-name="P1">went off again, and then asked, “Has anybody got </text:p>
      <text:p text:style-name="P1">a <text:s/>pencil <text:s/>and <text:s/>paper? <text:s/>Can <text:s/>somebody <text:s/>write <text:s/>those </text:p>
      <text:p text:style-name="P1">questions down for me?” So we went to find the </text:p>
      <text:p text:style-name="P1">pencil <text:s/>and <text:s/>paper. <text:s/>Ajahn <text:s/>Chah <text:s/>then <text:s/>asked, <text:s/>“So </text:p>
      <text:p text:style-name="P1">what <text:s/>was <text:s/>that <text:s/>first <text:s/>question?” <text:s/>I <text:s/>had <text:s/>to <text:s/>translate </text:p>
      <text:p text:style-name="P1">the question slowly enough so Ajahn Chah could </text:p>
      <text:p text:style-name="P1">write it. “Okay, why do we practice?” Ajahn Chah </text:p>
      <text:p text:style-name="P1">wrote <text:s/>it <text:s/>down. “What <text:s/>was <text:s/>that <text:s/>second <text:s/>question </text:p>
      <text:p text:style-name="P1"><text:soft-page-break/>again?” “How do we practice?” “Oh, okay,” and he </text:p>
      <text:p text:style-name="P1">wrote it down. </text:p>
      <text:p text:style-name="P1"/>
      <text:p text:style-name="P1"><text:span text:style-name="T4"><text:s/>“</text:span>What <text:s/>was <text:s/>that <text:s/>third <text:s/>question?” <text:s/>He <text:s/>wrote <text:s/>it </text:p>
      <text:p text:style-name="P1">down. Then he looked at the journalist and asked </text:p>
      <text:p text:style-name="P1">really sharply, “Why do you eat?” <text:s/></text:p>
      <text:p text:style-name="P1"/>
      <text:p text:style-name="P1">That <text:s/>question <text:s/>took <text:s/>the <text:s/>journalist <text:s/>aback, <text:s/>and <text:s/>he </text:p>
      <text:p text:style-name="P1">responded, “Uhh… I’m not quite sure.” <text:s/></text:p>
      <text:p text:style-name="P1"/>
      <text:p text:style-name="P1"><text:span text:style-name="T4">“</text:span>No, why do you eat?” Ajahn Chah said, “I want an </text:p>
      <text:p text:style-name="P1">answer to the question, why do you eat?” <text:s/></text:p>
      <text:p text:style-name="P1"/>
      <text:p text:style-name="P1">The <text:s/>journalist <text:s/>responded, <text:s/>“I <text:s/>eat <text:s/>because <text:s/>I’m </text:p>
      <text:p text:style-name="P1">hungry.” And Ajahn <text:s/>Chah <text:s/>said, <text:s/>“Exactly <text:s/>– <text:s/>that’s </text:p>
      <text:p text:style-name="P1">why <text:s/>we <text:s/>practice. We’re <text:s/>hungry <text:s/>– <text:s/>we’re <text:s/>hungry </text:p>
      <text:p text:style-name="P1">for <text:s/>truth, <text:s/>we’re <text:s/>hungry <text:s/>for <text:s/>peace, <text:s/>we’re <text:s/>hungry </text:p>
      <text:p text:style-name="P1">for reality. We are suffering, and we’re hungry to </text:p>
      <text:p text:style-name="P1">be able to free ourselves from suffering.” And then </text:p>
      <text:p text:style-name="P1">he talked on that theme, explaining that when you </text:p>
      <text:p text:style-name="P1">really realize you’re hungry, you look around and </text:p>
      <text:p text:style-name="P1">try <text:s/>to <text:s/>find <text:s/>ways <text:s/>of <text:s/>practice <text:s/>that <text:s/>make <text:s/>sense <text:s/>to </text:p>
      <text:p text:style-name="P1">you. And the result is that if you are hungry and </text:p>
      <text:p text:style-name="P1">you find something to eat, and you find out how </text:p>
      <text:p text:style-name="P1">to make that food and nourish yourself, you will </text:p>
      <text:p text:style-name="P1">be <text:s/>full; <text:s/>you <text:s/>will <text:s/>be <text:s/>replete; <text:s/>you <text:s/>will <text:s/>be <text:s/>at <text:s/>ease. </text:p>
      <text:p text:style-name="P1">And that is the whole purpose of practice.</text:p>
      <text:p text:style-name="P3"><text:s/></text:p>
      <text:p text:style-name="P1">He put it into something very immediate, natural, </text:p>
      <text:p text:style-name="P1">and <text:s text:c="2"/>practical, <text:s text:c="2"/>rather <text:s text:c="2"/>than <text:s text:c="2"/>a <text:s text:c="2"/>theoretical <text:s text:c="2"/>and </text:p>
      <text:p text:style-name="P1">doctrinal <text:s/>position. <text:s/>And <text:s/>he <text:s/>gave <text:s/>me <text:s/>a <text:s/>bad <text:s/>time </text:p>
      <text:p text:style-name="P1">while he did it. It was very masterful, and he was</text:p>
      <text:p text:style-name="P1">so <text:s/>skillful <text:s/>at <text:s/>doing <text:s/>that, <text:s/>at <text:s/>picking up on <text:s/>things. </text:p>
      <text:p text:style-name="P1">He <text:s/>used <text:s/>many <text:s/>different <text:s/>ways <text:s/>of <text:s/>encouraging </text:p>
      <text:p text:style-name="P1">people <text:s text:c="2"/>in <text:s text:c="2"/>practice. <text:s text:c="2"/>He <text:s text:c="2"/>wasn’t <text:s text:c="2"/>fixed <text:s text:c="2"/>in <text:s text:c="2"/>his </text:p>
      <text:p text:style-name="P1">techniques or his methodologies. He encouraged </text:p>
      <text:p text:style-name="P1">people <text:s/>to <text:s/>practice <text:s/>and <text:s/>to <text:s/>reap <text:s/>the <text:s/>fruits <text:s/>of <text:s/>the </text:p>
      <text:p text:style-name="P1">practice. <text:s/>When <text:s text:c="2"/>he <text:s text:c="2"/>talked <text:s text:c="2"/>about <text:s text:c="2"/>meditation, </text:p>
      <text:p text:style-name="P1">meditation <text:s/>techniques <text:s/>and <text:s/>tools, <text:s/>he <text:s/>would <text:s/>be </text:p>
      <text:p text:style-name="P1">very open. </text:p>
      <text:p text:style-name="P3"><text:s/></text:p>
      <text:p text:style-name="P1">When Ajahn Sumedho first went to Wat Nong Pa </text:p>
      <text:p text:style-name="P1">Pong, he was the first Westerner Ajahn Chah had </text:p>
      <text:p text:style-name="P1">ever seen; he had not really taught anybody other </text:p>
      <text:p text:style-name="P1">than <text:s/>local <text:s/>villagers. <text:s/>Ajahn <text:s/>Sumedho <text:s/>had <text:s/>been </text:p>
      <text:p text:style-name="P1">practicing <text:s/>at <text:s/>a <text:s/>meditation <text:s/>center, <text:s/>where <text:s/>he <text:s/>was <text:s/></text:p>
      <text:p text:style-name="P1">a <text:s/>novice <text:s/>for <text:s/>a <text:s/>year; <text:s/>he <text:s/>had <text:s/>recently <text:s/>ordained <text:s/>as <text:s/></text:p>
      <text:p text:style-name="P1">a <text:s/>monk. The <text:s/>center <text:s/>was <text:s/>focused <text:s/>on <text:s/>the <text:s/>Mahasi </text:p>
      <text:p text:style-name="P1">Sayadaw <text:s/>– <text:s/>technique <text:s/>– <text:s/>a Burmese method of </text:p>
      <text:p text:style-name="P1"><text:span text:style-name="T4">“</text:span>walking, sitting, walking, sitting.” Ajahn Sumedho </text:p>
      <text:p text:style-name="P1">found <text:s text:c="2"/>himself <text:s text:c="2"/>getting <text:s text:c="2"/>quite <text:s text:c="2"/>dry. <text:s text:c="2"/>Then <text:s text:c="2"/>he </text:p>
      <text:p text:style-name="P1">experimented <text:s/>with <text:s/>a <text:s/>technique <text:s/>from <text:s/>the <text:s/>Chan </text:p>
      <text:p text:style-name="P1">tradition, <text:s/>with <text:s/>translations <text:s/>of <text:s/>a <text:s/>Chan <text:s/>meditation </text:p>
      <text:p text:style-name="P1">retreat <text:s/>that <text:s/>Master <text:s/>Hsu Yun <text:s/>had <text:s/>given <text:s/>in <text:s/>Hong </text:p>
      <text:p text:style-name="P1"><text:soft-page-break/>Kong. <text:s/>At <text:s/>that <text:s/>time, <text:s/>Master <text:s/>Hsu Yun <text:s/>was <text:s/>about </text:p>
      <text:p text:style-name="P1">115 years old and still leading meditation retreats. <text:s/></text:p>
      <text:p text:style-name="P1">Master <text:s text:c="2"/>Hsu <text:s/>Yun <text:s/>used <text:s text:c="2"/>a <text:s text:c="2"/>completely <text:s text:c="2"/>different</text:p>
      <text:p text:style-name="P1">methodology <text:s/>than Ajahn <text:s/>Chah <text:s/>was <text:s/>used <text:s/>to, <text:s/>the </text:p>
      <text:p text:style-name="P1">Hua-tou <text:s/>method <text:s/>of <text:s/>questioning <text:s/>– <text:s/>posing <text:s/>the </text:p>
      <text:p text:style-name="P1">question, <text:s/>“Who <text:s/>am <text:s/>I?” <text:s/>or <text:s/>something <text:s/>like <text:s/>it <text:s/>– </text:p>
      <text:p text:style-name="Standard"><text:span text:style-name="T1">trying to come back to the source of the </text:span><text:span text:style-name="T2">knowing</text:span><text:span text:style-name="T1">. </text:span></text:p>
      <text:p text:style-name="P3"><text:s/></text:p>
      <text:p text:style-name="P1">Ajahn Sumedho asked Ajahn Chah if he could use </text:p>
      <text:p text:style-name="P1">this technique, and if he had to follow a particular </text:p>
      <text:p text:style-name="P1">method. <text:s/>Ajahn <text:s/>Chah <text:s/>asked <text:s/>him <text:s/>what <text:s/>he <text:s/>was </text:p>
      <text:p text:style-name="P1">doing, <text:s/>what <text:s/>results <text:s/>he <text:s/>was <text:s/>getting, <text:s/>and <text:s/>how <text:s/>he </text:p>
      <text:p text:style-name="P1">applied <text:s/>it, <text:s/>and <text:s/>said, “Yeah, <text:s/>if <text:s/>it’s <text:s/>working, <text:s/>fine.” </text:p>
      <text:p text:style-name="P1">He had that kind of openness to different ways of </text:p>
      <text:p text:style-name="P1">practice and encouraged people to experiment. <text:s/></text:p>
      <text:p text:style-name="P1"/>
      <text:p text:style-name="P1">He <text:s/>compared <text:s/>practice <text:s/>with <text:s/>paying <text:s/>attention <text:s/>to </text:p>
      <text:p text:style-name="P1">the <text:s/>food <text:s/>you <text:s/>eat. <text:s/>Some <text:s/>foods <text:s/>will <text:s/>upset <text:s/>your </text:p>
      <text:p text:style-name="P1">stomach; some foods will give you energy, while </text:p>
      <text:p text:style-name="P1">some <text:s/>foods <text:s/>will <text:s/>make <text:s/>you <text:s/>sluggish. <text:s/>Some <text:s/>food </text:p>
      <text:p text:style-name="P1">might taste good but may not be good for you, or </text:p>
      <text:p text:style-name="P1">might <text:s/>not <text:s/>taste <text:s/>good <text:s/>but <text:s/>be <text:s/>nourishing <text:s/>for <text:s/>you. </text:p>
      <text:p text:style-name="P1">In the same way that you have to pay attention to </text:p>
      <text:p text:style-name="P1">the result of the food that you eat, you have to pay </text:p>
      <text:p text:style-name="P1">attention <text:s/>to <text:s/>different <text:s/>methods, <text:s/>techniques <text:s/>and </text:p>
      <text:p text:style-name="P1">ways of practice. You have to see what the flavor </text:p>
      <text:p text:style-name="P1">is, <text:s/>what <text:s/>the <text:s/>results <text:s/>are, <text:s/>what <text:s/>the <text:s/>benefits <text:s/>and </text:p>
      <text:p text:style-name="P1">drawbacks are. <text:s/></text:p>
      <text:p text:style-name="P1"/>
      <text:p text:style-name="P1">Ajahn Chah had the sense that there is a pool of </text:p>
      <text:p text:style-name="P1">options <text:s/>and <text:s/>opportunities <text:s/>that <text:s/>we <text:s/>have <text:s/>to <text:s/>learn </text:p>
      <text:p text:style-name="P1">how <text:s/>to <text:s/>apply <text:s/>skillfully. <text:s/>Practice <text:s/>is <text:s/>not <text:s/>“by <text:s/>the </text:p>
      <text:p text:style-name="P1">book, <text:s/>this <text:s/>one <text:s/>method <text:s/>is <text:s/>going <text:s/>to <text:s/>work <text:s/>for </text:p>
      <text:p text:style-name="P1">everybody.” <text:s/>Ajahn <text:s/>Chah’s <text:s/>approach <text:s/>to <text:s/>practice </text:p>
      <text:p text:style-name="P1">was not to just “dig in” to a technique, meditation </text:p>
      <text:p text:style-name="P1">or training and “put your foot to the pedal” and go </text:p>
      <text:p text:style-name="P1">to the end of it. It’s not a sprint; it’s more like a </text:p>
      <text:p text:style-name="P1">marathon. You <text:s/>have <text:s/>to <text:s/>be <text:s/>able <text:s/>to <text:s/>pace <text:s/>yourself </text:p>
      <text:p text:style-name="P1">and be in it for the long haul. You have to be ready </text:p>
      <text:p text:style-name="P1">to <text:s/>gauge <text:s/>how <text:s/>to <text:s/>sustain <text:s/>practice, <text:s/>how <text:s/>to <text:s/>have </text:p>
      <text:p text:style-name="P1">continuity <text:s text:c="3"/>of <text:s text:c="3"/>practice, <text:s text:c="3"/>how <text:s text:c="3"/>to <text:s text:c="3"/>make <text:s text:c="3"/>the </text:p>
      <text:p text:style-name="P1">continuous effort in practice. Continuous effort is </text:p>
      <text:p text:style-name="P1">not a “striving and pushing” effort. It’s a sustaining </text:p>
      <text:p text:style-name="P1">effort <text:s/>– <text:s/>a <text:s/>continuity <text:s/>of <text:s/>attention, <text:s/>reflection, </text:p>
      <text:p text:style-name="P1">application <text:s text:c="3"/>– <text:s text:c="3"/>because <text:s text:c="3"/>that’s <text:s text:c="3"/>what <text:s text:c="3"/>really </text:p>
      <text:p text:style-name="P1">undermines <text:s text:c="4"/>the <text:s text:c="4"/>habitual <text:s text:c="4"/>tendencies, <text:s text:c="4"/>the </text:p>
      <text:p text:style-name="P1">defilements, ignorance and delusion. Steadiness and </text:p>
      <text:p text:style-name="P1">continuity <text:s/>allow <text:s/>the <text:s/>practice <text:s/>to <text:s/>unfold <text:s/>and <text:s/>to </text:p>
      <text:p text:style-name="P1">reveal what we need to let go of; what we need to </text:p>
      <text:p text:style-name="P1">develop. That’s the essence of the practice. </text:p>
      <text:p text:style-name="P1"/>
      <text:p text:style-name="P1">This <text:s/>sense <text:s/>of <text:s/>the <text:s/>naturalness <text:s/>of <text:s/>practice <text:s/>is <text:s/>why </text:p>
      <text:p text:style-name="Standard"><text:span text:style-name="T1">Ajahn <text:s/>Chah <text:s/>put <text:s/>a <text:s/>lot <text:s/>of <text:s/>emphasis <text:s/>on <text:s/></text:span><text:span text:style-name="T2">Virtue</text:span><text:span text:style-name="T1">.</text:span></text:p>
      <text:p text:style-name="P1">The <text:s/>things <text:s/>that <text:s/>he <text:s/>would <text:s/>emphasize <text:s/>most <text:s/>were </text:p>
      <text:p text:style-name="P1"><text:soft-page-break/>Virtue and Right Understanding, Sila and Samma-</text:p>
      <text:p text:style-name="P1">ditthi <text:s/>- <text:s/>meditation <text:s/>grows <text:s/>from <text:s/>that <text:s/>foundation. </text:p>
      <text:p text:style-name="P1">Wisdom <text:s/>and <text:s/>Penetration <text:s/>rise <text:s/>up <text:s/>out <text:s/>of <text:s/>the </text:p>
      <text:p text:style-name="P1">foundation <text:s/>of <text:s/>Virtue <text:s/>and <text:s/>Right <text:s/>Understanding, </text:p>
      <text:p text:style-name="P1">from <text:s/>being <text:s/>attentive <text:s/>to <text:s/>those <text:s/>qualities. There’s <text:s/>a </text:p>
      <text:p text:style-name="P1">naturalness <text:s/>that’s <text:s/>not <text:s/>about <text:s/>technique <text:s/>or <text:s/>about </text:p>
      <text:p text:style-name="P1">heroic effort for a short period of time, but really </text:p>
      <text:p text:style-name="P1">knowing how to be rounded and grounded in the </text:p>
      <text:p text:style-name="P1">practice. He exemplified that in his own being, his </text:p>
      <text:p text:style-name="P1">own commitment to virtue and integrity. He was </text:p>
      <text:p text:style-name="P1">impeccable, <text:s/>but <text:s/>he <text:s/>was <text:s/>never <text:s/>forced. You <text:s/>never </text:p>
      <text:p text:style-name="P1">got the sense of him worrying about his precepts </text:p>
      <text:p text:style-name="P1">or <text:s/>about <text:s/>his <text:s/>conduct. <text:s/>Everything <text:s/>was <text:s/>steeped </text:p>
      <text:p text:style-name="P1">within him, and the expression of his life and his </text:p>
      <text:p text:style-name="P1">being <text:s/>was <text:s/>as <text:s/>a <text:s/>person <text:s/>who <text:s/>had <text:s/>tremendous </text:p>
      <text:p text:style-name="P1">integrity and virtue. In the same way, his wisdom </text:p>
      <text:p text:style-name="P1">- <text:s/>his <text:s/>discernment <text:s/>- <text:s/>weren’t <text:s/>thought <text:s/>out <text:s/>or </text:p>
      <text:p text:style-name="P1">planned, and he didn’t just recite it back to you. </text:p>
      <text:p text:style-name="P1">It arose out of right view and right understanding. </text:p>
      <text:p text:style-name="P1">He <text:s text:c="5"/>had <text:s text:c="5"/>contemplated, <text:s text:c="5"/>cultivated, <text:s text:c="5"/>and </text:p>
      <text:p text:style-name="P1">investigated, questioned and developed it over the </text:p>
      <text:p text:style-name="P1">time of his training. That’s what he encouraged in </text:p>
      <text:p text:style-name="P1">all of us, to be willing to put in the time and the</text:p>
      <text:p text:style-name="P1">effort, <text:s/>to <text:s/>be <text:s/>consistent <text:s/>in <text:s/>the <text:s/>practice, <text:s/>to <text:s/>have </text:p>
      <text:p text:style-name="P1">that continuity of training. <text:s/></text:p>
      <text:p text:style-name="P1"/>
      <text:p text:style-name="P1">These <text:s/>are <text:s/>some <text:s/>of <text:s/>the <text:s/>reasons <text:s/>why <text:s/>he <text:s/>wouldn’t </text:p>
      <text:p text:style-name="P1">ordain <text:s/>people <text:s/>quickly. <text:s/>It <text:s/>was <text:s/>quite <text:s/>rare <text:s/>in <text:s/>his </text:p>
      <text:p text:style-name="P1">time <text:s/>to <text:s/>go <text:s/>against <text:s/>the <text:s/>custom <text:s/>of <text:s/>temporary </text:p>
      <text:p text:style-name="P1">ordination <text:s/>or <text:s/>receiving <text:s/>ordination <text:s/>quickly. With </text:p>
      <text:p text:style-name="P1">Ajahn <text:s/>Chah, <text:s/>you’d <text:s/>have <text:s/>to <text:s/>be <text:s/>an <text:s/>Anagarika <text:s/>for <text:s/>a </text:p>
      <text:p text:style-name="P1">year, then a novice for a year, and you would have </text:p>
      <text:p text:style-name="P1">to stay with him as a monk for five years. It was </text:p>
      <text:p text:style-name="P1">quite rare that a monk and a teacher emphasized </text:p>
      <text:p text:style-name="P1">that <text:s text:c="3"/>level <text:s text:c="3"/>of <text:s text:c="3"/>commitment. <text:s text:c="3"/>People <text:s text:c="3"/>would </text:p>
      <text:p text:style-name="P1">complain, <text:s/>“Why <text:s/>does <text:s/>it <text:s/>have <text:s/>to <text:s/>be <text:s/>so <text:s/>difficult? </text:p>
      <text:p text:style-name="P1">Why <text:s text:c="2"/>can’t <text:s text:c="2"/>a <text:s text:c="2"/>person <text:s text:c="2"/>take <text:s text:c="2"/>ordination <text:s text:c="2"/>more </text:p>
      <text:p text:style-name="P1">quickly?” <text:s/>Ajahn <text:s/>Chah <text:s/>responded, <text:s/>“People <text:s/>take </text:p>
      <text:p text:style-name="P1">ordination quickly, and then they disrobe quickly.” </text:p>
      <text:p text:style-name="P1">If <text:s/>it’s <text:s/>too <text:s/>easy <text:s/>to <text:s/>ordain, <text:s/>then <text:s/>it’s <text:s/>easy <text:s/>to <text:s/>leave </text:p>
      <text:p text:style-name="P1">and <text:s/>go <text:s/>off <text:s/>somewhere <text:s/>else. <text:s/>If <text:s/>there’s <text:s/>too <text:s/>much </text:p>
      <text:p text:style-name="P1">wandering <text:s/>around <text:s/>and <text:s/>doing <text:s/>too <text:s/>many <text:s/>other </text:p>
      <text:p text:style-name="P1">things, you don’t get it; you don’t reap the fruits </text:p>
      <text:p text:style-name="P1">of the practice. <text:s/></text:p>
      <text:p text:style-name="P1"/>
      <text:p text:style-name="P1">You have to be willing to make a commitment to </text:p>
      <text:p text:style-name="P1">the <text:s text:c="2"/>training, <text:s text:c="2"/>to <text:s text:c="2"/>develop <text:s text:c="2"/>that <text:s text:c="2"/>continuity <text:s text:c="2"/>and </text:p>
      <text:p text:style-name="P1">consistency <text:s/>of <text:s/>practice. <text:s/>That <text:s/>commitment <text:s/>was</text:p>
      <text:p text:style-name="P1">something <text:s/>he <text:s/>really <text:s/>emphasized <text:s/>over <text:s/>and <text:s/>over. </text:p>
      <text:p text:style-name="P1">Those <text:s/>who <text:s/>are <text:s/>willing <text:s/>to <text:s/>stick <text:s/>with <text:s/>a <text:s/>practice, </text:p>
      <text:p text:style-name="P1">with the training, will reap the fruits of it and the </text:p>
      <text:p text:style-name="P1">benefits. </text:p>
      <text:p text:style-name="P1"/>
      <text:p text:style-name="P1">That’s probably enough for this evening; these are </text:p>
      <text:p text:style-name="P1"><text:soft-page-break/>just things percolating up from my reviewing and </text:p>
      <text:p text:style-name="P1">remembering different teachings of Ajahn Chah. <text:s/></text:p>
      <text:p text:style-name="P1">I offer that for reflection this evening.</text:p>
      <text:p text:style-name="P1"/>
      <text:p text:style-name="P1"/>
      <text:p text:style-name="P1"/>
      <text:p text:style-name="P1"/>
      <text:p text:style-name="P1"/>
      <text:p text:style-name="P1"/>
      <text:p text:style-name="P1">For more Dhamma talks by Luang Por Pasanno and </text:p>
      <text:p text:style-name="P1">monastics within the Ajahn Chah Thai Forest tradition, </text:p>
      <text:p text:style-name="P1">please visit: <text:s/></text:p>
      <text:p text:style-name="P3"><text:s/></text:p>
      <text:p text:style-name="P1">forestsangha.org/podcasts </text:p>
      <text:p text:style-name="P1">forestsanghapublications.org/audio.php </text:p>
      <text:p text:style-name="P1"/>
      <text:p text:style-name="P1"/>
      <text:p text:style-name="P1">These Forest Sangha sites are dedicated to the free </text:p>
      <text:p text:style-name="P1">distribution of teachings in the Theravada Buddhist </text:p>
      <text:p text:style-name="P1">tradition of Venerable Ajahn Chah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©2012 Abhayagiri Monastery  </dc:title>
    <meta:initial-creator>Ajahn Munindo</meta:initial-creator>
    <meta:creation-date>2013-03-20T20:27:00</meta:creation-date>
    <dc:creator>Ajahn Munindo</dc:creator>
    <dc:date>2013-03-20T20:27:00</dc:date>
    <meta:editing-cycles>2</meta:editing-cycles>
    <meta:editing-duration>PT8M</meta:editing-duration>
    <meta:document-statistic meta:table-count="0" meta:image-count="0" meta:object-count="0" meta:page-count="8" meta:paragraph-count="341" meta:word-count="2575" meta:character-count="15976" meta:non-whitespace-character-count="12156"/>
    <meta:generator>LibreOffice/4.0.2.2$Linux_x86 LibreOffice_project/400m0$Build-2</meta:generator>
  </office:meta>
</office:document-meta>
</file>